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XmlFileType.ignoreDire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esults.setFileModTime( long fileMo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XmlFileType.addDiagnostic( File file , SAXParseException err , AnnotationValue value , boolean isErr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arseResults.addWarning( 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or.get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XmlFileType.runAdditionalChecks( File file , AnnotationValue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ParseResults.getFileMo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esults.addError( 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XmlFileType.addErrorDiagnostics( File file , ParseResults results , AnnotationValue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rseResults.ParseResults( long fileModTime ,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esults.getErr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XmlFileType.checkAny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XmlFileType.doFatal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esults.ParseResults( long fileMo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esults.getWarn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Validator( ParseResults 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XmlFileType.onCheck( AnnotationTypeElementDeclaration valueDecl , AnnotationValue value , AnnotationInstance [ ] parentAnnotations , MemberDeclaration classMember , int annotationArray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idXmlFileType.allowFileInPageFlowSourc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XmlFileType.ValidXmlFileType( String schemaFileName , String requiredRuntimeVersion , AnnotationGrammar parentGrammar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